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39" style:family="table">
      <style:table-properties style:width="16.999cm" table:align="margins" style:writing-mode="lr-tb"/>
    </style:style>
    <style:style style:name="Table39.A" style:family="table-column">
      <style:table-column-properties style:column-width="6.941cm" style:rel-column-width="3935*"/>
    </style:style>
    <style:style style:name="Table39.B" style:family="table-column">
      <style:table-column-properties style:column-width="2.124cm" style:rel-column-width="1204*"/>
    </style:style>
    <style:style style:name="Table39.C" style:family="table-column">
      <style:table-column-properties style:column-width="7.932cm" style:rel-column-width="4497*"/>
    </style:style>
    <style:style style:name="Table39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#000000" fo:padding="0.097cm" fo:border="0.002cm solid #000000">
        <style:background-image/>
      </style:table-cell-properties>
    </style:style>
    <style:style style:name="Table3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aption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justify" style:writing-mode="lr-tb"/>
    </style:style>
    <style:style style:name="P9" style:family="paragraph" style:parent-style-name="Table_20_Heading">
      <style:text-properties fo:color="#ffffff"/>
    </style:style>
    <style:style style:name="P10" style:family="paragraph" style:parent-style-name="Standard">
      <style:text-properties style:font-name="Arial1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style:use-window-font-color="true" style:font-name="Helvetica" fo:font-size="10pt" fo:language="pt" fo:country="BR" fo:font-weight="bold" style:font-name-asian="Times New Roman" style:font-size-asian="10pt" style:font-weight-asian="bold" style:font-name-complex="Arial" style:font-size-complex="12pt" style:language-complex="ar" style:country-complex="SA"/>
    </style:style>
    <style:style style:name="T2" style:family="text">
      <style:text-properties style:use-window-font-color="true" style:font-name="Helvetica" fo:font-size="10pt" fo:language="pt" fo:country="BR" style:font-name-asian="Times New Roman" style:font-size-asian="10pt" style:font-name-complex="Arial" style:font-size-complex="12pt" style:language-complex="ar" style:country-complex="SA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fo:margin-left="0.319cm" fo:margin-right="0.3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Note – Serial Control Port Interface (SCP)</text:p>
      <text:p text:style-name="P1">Configuração LIU STM-1 Elétrico</text:p>
      <text:p text:style-name="Standard"/>
      <text:h text:style-name="Heading_20_1" text:outline-level="1">Introdução</text:h>
      <text:p text:style-name="Standard"/>
      <text:p text:style-name="P2">A interface SCP (Serial Control Port) tem a finalidade de permitir o acesso aos registradores de status e configuração dos transceivers STM-1 (TDK78P2351).</text:p>
      <text:p text:style-name="P3">O acesso é realizado através dos registradores SCP_STATUS, SCP_DATA, SCP_ADDR e SCP_CTRL.</text:p>
      <text:p text:style-name="P4"/>
      <text:h text:style-name="Heading_20_1" text:outline-level="1">Funcionamento</text:h>
      <text:p text:style-name="Standard"/>
      <text:p text:style-name="P3">Os processos de leitura e escrita são descritos pelos fluxogramas abaixo.</text:p>
      <text:p text:style-name="P2"/>
      <text:p text:style-name="Standard"><text:s/></text:p>
      <text:p text:style-name="Standard"><draw:g text:anchor-type="char" draw:z-index="0" draw:style-name="gr1"><draw:rect draw:style-name="gr2" draw:text-style-name="P5" svg:width="13.803cm" svg:height="14.606cm" svg:x="1.214cm" svg:y="-0.308cm"><text:p/></draw:rect><draw:custom-shape draw:style-name="gr3" draw:text-style-name="P6" svg:width="3.051cm" svg:height="0.643cm" svg:x="1.694cm" svg:y="-0.308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4" draw:text-style-name="P7" svg:width="2.892cm" svg:height="0.803cm" svg:x="1.692cm" svg:y="-0.31cm"><draw:text-box><text:p text:style-name="P7"><text:span text:style-name="T1">ESCRITA</text:span></text:p></draw:text-box></draw:frame><draw:g draw:style-name="gr5"><draw:custom-shape draw:style-name="gr3" draw:text-style-name="P6" svg:width="2.886cm" svg:height="2.246cm" svg:x="1.694cm" svg:y="1.1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4" draw:text-style-name="P7" svg:width="2.38cm" svg:height="0.853cm" svg:x="2.031cm" svg:y="1.884cm"><draw:text-box><text:p text:style-name="P7"><text:span text:style-name="T2">Busy = 1?</text:span></text:p></draw:text-box></draw:frame></draw:g><draw:line draw:style-name="gr6" draw:text-style-name="P5" svg:x1="3.138cm" svg:y1="0.334cm" svg:x2="3.138cm" svg:y2="1.135cm"><text:p/></draw:line><draw:line draw:style-name="gr3" draw:text-style-name="P5" svg:x1="4.583cm" svg:y1="2.258cm" svg:x2="5.869cm" svg:y2="2.26cm"><text:p/></draw:line><draw:line draw:style-name="gr3" draw:text-style-name="P5" svg:x1="5.867cm" svg:y1="2.257cm" svg:x2="5.867cm" svg:y2="0.655cm"><text:p/></draw:line><draw:line draw:style-name="gr6" draw:text-style-name="P5" svg:x1="5.866cm" svg:y1="0.655cm" svg:x2="3.137cm" svg:y2="0.655cm"><text:p/></draw:line><draw:frame draw:style-name="gr4" draw:text-style-name="P8" svg:width="0.802cm" svg:height="0.643cm" svg:x="4.424cm" svg:y="1.778cm"><draw:text-box><text:p text:style-name="P8"><text:span text:style-name="T2">s</text:span></text:p></draw:text-box></draw:frame><draw:g draw:style-name="gr5"><draw:custom-shape draw:style-name="gr7" draw:text-style-name="P6" svg:width="3.532cm" svg:height="1.604cm" svg:x="1.373cm" svg:y="4.026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3cm" svg:height="1.071cm" svg:x="1.694cm" svg:y="4.202cm"><draw:text-box><text:p text:style-name="P7"><text:span text:style-name="T2">Escreve SCP_DATA</text:span></text:p></draw:text-box></draw:frame></draw:g><draw:line draw:style-name="gr6" draw:text-style-name="P5" svg:x1="3.138cm" svg:y1="3.384cm" svg:x2="3.14cm" svg:y2="4.024cm"><text:p/></draw:line><draw:g draw:style-name="gr5"><draw:custom-shape draw:style-name="gr7" draw:text-style-name="P6" svg:width="3.529cm" svg:height="1.44cm" svg:x="1.373cm" svg:y="6.112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1cm" svg:height="1.121cm" svg:x="1.692cm" svg:y="6.271cm"><draw:text-box><text:p text:style-name="P7"><text:span text:style-name="T2">Escreve</text:span></text:p><text:p text:style-name="P7"><text:span text:style-name="T2">SCP_ADDR</text:span></text:p></draw:text-box></draw:frame></draw:g><draw:line draw:style-name="gr6" draw:text-style-name="P5" svg:x1="3.138cm" svg:y1="5.631cm" svg:x2="3.142cm" svg:y2="6.113cm"><text:p/></draw:line><draw:g draw:style-name="gr5"><draw:custom-shape draw:style-name="gr7" draw:text-style-name="P6" svg:width="3.529cm" svg:height="1.44cm" svg:x="1.373cm" svg:y="8.199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1cm" svg:height="1.121cm" svg:x="1.692cm" svg:y="8.358cm"><draw:text-box><text:p text:style-name="P7"><text:span text:style-name="T2">Escreve</text:span></text:p><text:p text:style-name="P7"><text:span text:style-name="T2">SCP_CTRL</text:span></text:p></draw:text-box></draw:frame></draw:g><draw:line draw:style-name="gr6" draw:text-style-name="P5" svg:x1="3.138cm" svg:y1="7.555cm" svg:x2="3.142cm" svg:y2="8.197cm"><text:p/></draw:line><draw:custom-shape draw:style-name="gr3" draw:text-style-name="P6" svg:width="3.045cm" svg:height="0.643cm" svg:x="1.535cm" svg:y="10.12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4" draw:text-style-name="P7" svg:width="1.442cm" svg:height="0.803cm" svg:x="2.334cm" svg:y="10.123cm"><draw:text-box><text:p text:style-name="P7"><text:span text:style-name="T2">Fim</text:span></text:p></draw:text-box></draw:frame><draw:line draw:style-name="gr6" draw:text-style-name="P5" svg:x1="3.138cm" svg:y1="9.645cm" svg:x2="3.14cm" svg:y2="10.125cm"><text:p/></draw:line><draw:custom-shape draw:style-name="gr3" draw:text-style-name="P6" svg:width="3.049cm" svg:height="0.643cm" svg:x="9.561cm" svg:y="-0.308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4" draw:text-style-name="P7" svg:width="3.049cm" svg:height="0.807cm" svg:x="9.561cm" svg:y="-0.31cm"><draw:text-box><text:p text:style-name="P7"><text:span text:style-name="T1">LEITURA</text:span></text:p></draw:text-box></draw:frame><draw:g draw:style-name="gr5"><draw:custom-shape draw:style-name="gr3" draw:text-style-name="P6" svg:width="2.885cm" svg:height="2.244cm" svg:x="9.561cm" svg:y="1.1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4" draw:text-style-name="P7" svg:width="2.378cm" svg:height="0.853cm" svg:x="9.899cm" svg:y="1.884cm"><draw:text-box><text:p text:style-name="P7"><text:span text:style-name="T2">Busy = 1?</text:span></text:p></draw:text-box></draw:frame></draw:g><draw:line draw:style-name="gr6" draw:text-style-name="P5" svg:x1="11.002cm" svg:y1="0.334cm" svg:x2="11.004cm" svg:y2="1.135cm"><text:p/></draw:line><draw:line draw:style-name="gr3" draw:text-style-name="P5" svg:x1="12.446cm" svg:y1="2.262cm" svg:x2="13.249cm" svg:y2="2.264cm"><text:p/></draw:line><draw:line draw:style-name="gr3" draw:text-style-name="P5" svg:x1="13.251cm" svg:y1="2.258cm" svg:x2="13.255cm" svg:y2="0.651cm"><text:p/></draw:line><draw:line draw:style-name="gr6" draw:text-style-name="P5" svg:x1="13.249cm" svg:y1="0.653cm" svg:x2="11.002cm" svg:y2="0.655cm"><text:p/></draw:line><draw:frame draw:style-name="gr4" draw:text-style-name="P8" svg:width="0.803cm" svg:height="0.641cm" svg:x="12.286cm" svg:y="1.78cm"><draw:text-box><text:p text:style-name="P8"><text:span text:style-name="T2">s</text:span></text:p></draw:text-box></draw:frame><draw:line draw:style-name="gr6" draw:text-style-name="P5" svg:x1="11.002cm" svg:y1="3.382cm" svg:x2="11.004cm" svg:y2="4.024cm"><text:p/></draw:line><draw:g draw:style-name="gr5"><draw:custom-shape draw:style-name="gr7" draw:text-style-name="P6" svg:width="3.532cm" svg:height="1.438cm" svg:x="9.236cm" svg:y="4.026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3cm" svg:height="1.121cm" svg:x="9.557cm" svg:y="4.183cm"><draw:text-box><text:p text:style-name="P7"><text:span text:style-name="T2">Escreve</text:span></text:p><text:p text:style-name="P7"><text:span text:style-name="T2">SCP_ADDR</text:span></text:p></draw:text-box></draw:frame></draw:g><draw:g draw:style-name="gr5"><draw:custom-shape draw:style-name="gr7" draw:text-style-name="P6" svg:width="3.532cm" svg:height="1.437cm" svg:x="9.236cm" svg:y="6.116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3cm" svg:height="1.119cm" svg:x="9.557cm" svg:y="6.275cm"><draw:text-box><text:p text:style-name="P7"><text:span text:style-name="T2">Escreve</text:span></text:p><text:p text:style-name="P7"><text:span text:style-name="T2">SCP_CTRL</text:span></text:p></draw:text-box></draw:frame></draw:g><draw:line draw:style-name="gr6" draw:text-style-name="P5" svg:x1="11.002cm" svg:y1="5.47cm" svg:x2="11.007cm" svg:y2="6.114cm"><text:p/></draw:line><draw:g draw:style-name="gr5"><draw:custom-shape draw:style-name="gr3" draw:text-style-name="P6" svg:width="2.879cm" svg:height="2.246cm" svg:x="9.561cm" svg:y="8.165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4" draw:text-style-name="P7" svg:width="2.375cm" svg:height="0.853cm" svg:x="9.899cm" svg:y="8.913cm"><draw:text-box><text:p text:style-name="P7"><text:span text:style-name="T2">Busy = 1?</text:span></text:p></draw:text-box></draw:frame></draw:g><draw:line draw:style-name="gr6" draw:text-style-name="P5" svg:x1="11.002cm" svg:y1="7.555cm" svg:x2="11.007cm" svg:y2="8.199cm"><text:p/></draw:line><draw:line draw:style-name="gr3" draw:text-style-name="P5" svg:x1="12.445cm" svg:y1="9.319cm" svg:x2="13.248cm" svg:y2="9.323cm"><text:p/></draw:line><draw:line draw:style-name="gr3" draw:text-style-name="P5" svg:x1="13.249cm" svg:y1="9.319cm" svg:x2="13.254cm" svg:y2="7.714cm"><text:p/></draw:line><draw:line draw:style-name="gr6" draw:text-style-name="P5" svg:x1="13.245cm" svg:y1="7.714cm" svg:x2="11cm" svg:y2="7.718cm"><text:p/></draw:line><draw:frame draw:style-name="gr4" draw:text-style-name="P8" svg:width="0.803cm" svg:height="0.643cm" svg:x="12.286cm" svg:y="8.839cm"><draw:text-box><text:p text:style-name="P8"><text:span text:style-name="T2">s</text:span></text:p></draw:text-box></draw:frame><draw:g draw:style-name="gr5"><draw:custom-shape draw:style-name="gr7" draw:text-style-name="P6" svg:width="3.534cm" svg:height="1.608cm" svg:x="9.236cm" svg:y="11.09cm"><text:p/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frame draw:style-name="gr4" draw:text-style-name="P7" svg:width="2.945cm" svg:height="1.073cm" svg:x="9.555cm" svg:y="11.268cm"><draw:text-box><text:p text:style-name="P7"><text:span text:style-name="T2">Lê</text:span></text:p><text:p text:style-name="P7"><text:span text:style-name="T2">SCP_DATA</text:span></text:p></draw:text-box></draw:frame></draw:g><draw:line draw:style-name="gr6" draw:text-style-name="P5" svg:x1="11.006cm" svg:y1="10.437cm" svg:x2="11.002cm" svg:y2="11.086cm"><text:p/></draw:line><draw:frame draw:style-name="gr4" draw:text-style-name="P7" svg:width="1.444cm" svg:height="0.802cm" svg:x="10.296cm" svg:y="13.29cm"><draw:text-box><text:p text:style-name="P7"><text:span text:style-name="T2">Fim</text:span></text:p></draw:text-box></draw:frame><draw:line draw:style-name="gr6" draw:text-style-name="P5" svg:x1="11.002cm" svg:y1="12.722cm" svg:x2="11.007cm" svg:y2="13.202cm"><text:p/></draw:line><draw:custom-shape draw:style-name="gr3" draw:text-style-name="P6" svg:width="3.049cm" svg:height="0.641cm" svg:x="9.481cm" svg:y="13.24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draw:g></text:p>
      <table:table table:name="Table39" table:style-name="Table39">
        <table:table-column table:style-name="Table39.A"/>
        <table:table-column table:style-name="Table39.B"/>
        <table:table-column table:style-name="Table39.C"/>
        <table:table-header-rows>
          <table:table-row>
            <table:table-cell table:style-name="Table39.A1" office:value-type="string">
              <text:p text:style-name="P9">Endereço</text:p>
            </table:table-cell>
            <table:table-cell table:style-name="Table39.A1" office:value-type="string">
              <text:p text:style-name="P9">Dado</text:p>
            </table:table-cell>
            <table:table-cell table:style-name="Table39.C1" office:value-type="string">
              <text:p text:style-name="P9">Observação</text:p>
            </table:table-cell>
          </table:table-row>
        </table:table-header-rows>
        <table:table-row>
          <table:table-cell table:style-name="Table39.A2" office:value-type="string">
            <text:p text:style-name="P10">MASTER_CONTROL</text:p>
          </table:table-cell>
          <table:table-cell table:style-name="Table39.A2" office:value-type="string">
            <text:p text:style-name="P11">0x01</text:p>
          </table:table-cell>
          <table:table-cell table:style-name="Table39.C2" office:value-type="string">
            <text:p text:style-name="P10">Reset.</text:p>
          </table:table-cell>
        </table:table-row>
        <table:table-row>
          <table:table-cell table:style-name="Table39.A2" office:value-type="string">
            <text:p text:style-name="P10">MASTER_CONTROL</text:p>
          </table:table-cell>
          <table:table-cell table:style-name="Table39.A2" office:value-type="string">
            <text:p text:style-name="P11">0x18</text:p>
          </table:table-cell>
          <table:table-cell table:style-name="Table39.C2" office:value-type="string">
            <text:p text:style-name="P10">Line rate 155Mbit/s Serial Interface</text:p>
            <text:p text:style-name="P10">Ref clock = 155.52MHz</text:p>
          </table:table-cell>
        </table:table-row>
        <table:table-row>
          <table:table-cell table:style-name="Table39.A2" office:value-type="string">
            <text:p text:style-name="P10">INTERRUPT_CONTROL</text:p>
          </table:table-cell>
          <table:table-cell table:style-name="Table39.A2" office:value-type="string">
            <text:p text:style-name="P11">0x20</text:p>
          </table:table-cell>
          <table:table-cell table:style-name="Table39.C2" office:value-type="string">
            <text:p text:style-name="P10">Desabilita interrupção.</text:p>
          </table:table-cell>
        </table:table-row>
        <table:table-row>
          <table:table-cell table:style-name="Table39.A2" office:value-type="string">
            <text:p text:style-name="P10">IO_CONTROL</text:p>
          </table:table-cell>
          <table:table-cell table:style-name="Table39.A2" office:value-type="string">
            <text:p text:style-name="P11">0x00</text:p>
          </table:table-cell>
          <table:table-cell table:style-name="Table39.C2" office:value-type="string">
            <text:p text:style-name="P10">Desabilita canal redundante.</text:p>
          </table:table-cell>
        </table:table-row>
        <table:table-row>
          <table:table-cell table:style-name="Table39.A2" office:value-type="string">
            <text:p text:style-name="Table_20_Contents">MODE_CONTROL</text:p>
          </table:table-cell>
          <table:table-cell table:style-name="Table39.A2" office:value-type="string">
            <text:p text:style-name="P11">0x30</text:p>
          </table:table-cell>
          <table:table-cell table:style-name="Table39.C2" office:value-type="string">
            <text:p text:style-name="P10">Slave timing.</text:p>
            <text:p text:style-name="P10">Synchronous data mode.</text:p>
          </table:table-cell>
        </table:table-row>
        <table:table-row>
          <table:table-cell table:style-name="Table39.A2" office:value-type="string">
            <text:p text:style-name="P10">SIGNAL_CONTROL</text:p>
          </table:table-cell>
          <table:table-cell table:style-name="Table39.A2" office:value-type="string">
            <text:p text:style-name="P11">0x00</text:p>
          </table:table-cell>
          <table:table-cell table:style-name="Table39.C2" office:value-type="string">
            <text:p text:style-name="P10">Desabilita loops.</text:p>
          </table:table-cell>
        </table:table-row>
        <table:table-row>
          <table:table-cell table:style-name="Table39.A2" office:value-type="string">
            <text:p text:style-name="P10">ADVANCED_TX_CONTROL_1</text:p>
          </table:table-cell>
          <table:table-cell table:style-name="Table39.A2" office:value-type="string">
            <text:p text:style-name="P11">0x00</text:p>
          </table:table-cell>
          <table:table-cell table:style-name="Table39.C2" office:value-type="string">
            <text:p text:style-name="P10">Desabilita equalizer.</text:p>
          </table:table-cell>
        </table:table-row>
        <table:table-row>
          <table:table-cell table:style-name="Table39.A2" office:value-type="string">
            <text:p text:style-name="P10">ADVANCED_TX_CONTROL_0</text:p>
          </table:table-cell>
          <table:table-cell table:style-name="Table39.A2" office:value-type="string">
            <text:p text:style-name="P11">0xA8</text:p>
          </table:table-cell>
          <table:table-cell table:style-name="Table39.C2" office:value-type="string">
            <text:p text:style-name="P10">Desabilita amplitude boost.</text:p>
          </table:table-cell>
        </table:table-row>
        <table:table-row>
          <table:table-cell table:style-name="Table39.A2" office:value-type="string">
            <text:p text:style-name="P10">MODE_CONTROL_2</text:p>
          </table:table-cell>
          <table:table-cell table:style-name="Table39.A2" office:value-type="string">
            <text:p text:style-name="P11">0x80</text:p>
          </table:table-cell>
          <table:table-cell table:style-name="Table39.C2" office:value-type="string">
            <text:p text:style-name="Table_20_Contents">Seleciona interface elétrica.</text:p>
          </table:table-cell>
        </table:table-row>
      </table:table>
      <text:p text:style-name="Standard"/>
      <text:p text:style-name="Standard">Datasheet completo da LIU disponível em <text:a xlink:type="simple" xlink:href="//servidor/inbox_tech/tdk/78P2351%20MAR_05.pdf">\\Servidor\inbox_tech\tdk\78P2351 MAR_05.pdf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fill-image draw:name="Bitmape_20_5" draw:display-name="Bitmape 5" xlink:href="Pictures/10000000000000400000004077CDC8F9.png" xlink:type="simple" xlink:show="embed" xlink:actuate="onLoad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Numbering_20_1" style:class="text" style:default-outline-level="2">
      <style:paragraph-properties fo:background-color="transparent" style:shadow="none" text:number-lines="true" text:line-number="0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initial-creator>Marcos Trombetta</meta:initial-creator>
    <meta:creation-date>2007-03-01T08:39:12</meta:creation-date>
    <dc:creator>Marcos Trombetta</dc:creator>
    <dc:date>2007-03-06T08:14:56</dc:date>
    <dc:language>pt-BR</dc:language>
    <meta:editing-cycles>12</meta:editing-cycles>
    <meta:editing-duration>PT1H17M5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1" meta:word-count="144" meta:character-count="949"/>
  </office:meta>
</office:document-meta>
</file>